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80" draw:opacity="50%" draw:textarea-horizontal-align="center" draw:textarea-vertical-align="middle" draw:shadow-opacity="50%"/>
    </style:style>
    <style:style style:name="gr2" style:family="graphic" style:parent-style-name="standard">
      <style:graphic-properties draw:fill="solid" draw:fill-color="#008000" draw:opacity="50%" draw:textarea-horizontal-align="center" draw:textarea-vertical-align="middle" draw:shadow-opacity="50%"/>
    </style:style>
    <style:style style:name="gr3" style:family="graphic" style:parent-style-name="standard">
      <style:graphic-properties draw:fill="solid" draw:fill-color="#800000" draw:opacity="50%" draw:textarea-horizontal-align="center" draw:textarea-vertical-align="middle" draw:shadow-opacity="50%"/>
    </style:style>
    <style:style style:name="gr4" style:family="graphic" style:parent-style-name="standard">
      <style:graphic-properties svg:stroke-width="0.152cm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15.239cm" svg:height="4.054cm" svg:x="2.149cm" svg:y="6.27cm" svg:viewBox="0 0 15240 4055" svg:d="m7149 46c875 0 1751-18 2625 0 945 19 1978-204 2818 188 454 212 2865 764 705 943-1805 151 61 742 449 850 516 143 2516 677 832 1037-776 165-1555 233-2370 142-2092-236 1294 818-833 848-788 12-1531-102-2306-142-769-39-1536-42-2305-46-789-5-1579 0-2370 0-745 0-1521-147-2241 0-1238 251-553-588-553-914 0-462-119-474-628-462-771 19 370-787-357-982-1557-418 265-978 833-1132 783-212 1580-108 2370-142 685-29 3331-188 3331-188z">
          <text:p/>
        </draw:path>
        <draw:path draw:style-name="gr2" draw:text-style-name="P1" draw:layer="layout" svg:width="10.213cm" svg:height="6.757cm" svg:x="2.27cm" svg:y="7.577cm" svg:viewBox="0 0 10214 6758" svg:d="m2074 240c428-562 1559 46 2333 0 875-51 1856 41 2462 530 553 447 671 1062 713 1740 45 721-845 802-713 1439 155 745 2732 273 3253 921 724 901-3030 1848-3577 1873-818 36-1642-5-2462 0-924 6-3055-1496-3305-2023-353-745-1451-1738-181-2210s1477-2270 1477-2270z">
          <text:p/>
        </draw:path>
        <draw:path draw:style-name="gr3" draw:text-style-name="P1" draw:layer="layout" svg:width="8.176cm" svg:height="6.984cm" svg:x="8.579cm" svg:y="7.35cm" svg:viewBox="0 0 8177 6985" svg:d="m5073 93c1270 472 1997 1054 2550 1700 520 607 912 2065 38 2017-842-47 665 1905-635 1905-1270 0-1831 1130-2780 1167-733 29-1447 131-2203 96-1054-47-1957-1278-2040-1881-77-558 1214-914 1457-1441 284-616 309-1219 448-1863 131-607 625-1321 1366-1654 631-283 1799-46 1799-46z">
          <text:p/>
        </draw:path>
        <draw:line draw:style-name="gr4" draw:text-style-name="P1" draw:layer="layout" svg:x1="9.852cm" svg:y1="13.265cm" svg:x2="13.027cm" svg:y2="8.871cm">
          <text:p/>
        </draw:line>
        <draw:line draw:style-name="gr4" draw:text-style-name="P1" draw:layer="layout" svg:x1="13.027cm" svg:y1="8.871cm" svg:x2="6.677cm" svg:y2="8.871cm">
          <text:p/>
        </draw:line>
        <draw:line draw:style-name="gr4" draw:text-style-name="P1" draw:layer="layout" svg:x1="6.677cm" svg:y1="8.871cm" svg:x2="9.852cm" svg:y2="13.26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ames Rising</meta:initial-creator>
    <meta:creation-date>2012-04-10T22:12:58</meta:creation-date>
    <dc:date>2012-04-10T22:32:37</dc:date>
    <dc:creator>James Rising</dc:creator>
    <meta:editing-duration>PT4M28S</meta:editing-duration>
    <meta:editing-cycles>1</meta:editing-cycles>
    <meta:document-statistic meta:object-count="6"/>
    <meta:generator>OpenOffice.org/3.3$Unix OpenOffice.org_project/330m20$Build-9567</meta:generator>
  </office:meta>
</office:document-meta>
</file>